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cm" fo:margin-bottom="0cm" fo:text-align="start" style:justify-single-word="false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ktumgebung </text:p>
      <text:p text:style-name="P2"/>
      <text:p text:style-name="P3">Visual Studio: Ist eine von Microsoft angebotene Integriere Entwicklungsumgebung.</text:p>
      <text:p text:style-name="Text_20_body"/>
      <text:p text:style-name="Text_20_body">Visual Studio ASP: Ist ein Webservice mit dem sich dynamische Webseiten, Webanwendungen und Webservices entwickeln lassen. Es erschien 2002 zum Erste mal.</text:p>
      <text:p text:style-name="Text_20_body"/>
      <text:p text:style-name="Text_20_body">Microsoft SQL Server: Ist ein digitales Datenbankmanagement System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1-01T19:39:21.05</meta:creation-date>
    <dc:date>2021-01-24T12:39:26.66</dc:date>
    <dc:creator>Mühlbach Michael</dc:creator>
    <meta:editing-duration>PT28M2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4" meta:word-count="40" meta:character-count="319"/>
  </office:meta>
</office:document-meta>
</file>